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fo:font-weight="bold" officeooo:rsid="00cf172d" officeooo:paragraph-rsid="00cf172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Mono" fo:font-size="11pt" fo:font-weight="bold" officeooo:rsid="00cfaa43" officeooo:paragraph-rsid="00cfaa43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d17d95" officeooo:paragraph-rsid="00d17d95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normal" officeooo:rsid="00cf172d" officeooo:paragraph-rsid="00cf172d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font-name="Liberation Mono" fo:font-size="11pt" fo:font-weight="normal" officeooo:rsid="00cfaa43" officeooo:paragraph-rsid="00cfaa43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font-name="Liberation Mono" fo:font-size="11pt" fo:font-weight="normal" officeooo:rsid="00d17d95" officeooo:paragraph-rsid="00d17d95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9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10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11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12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16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17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18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19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20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21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22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24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30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36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42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43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44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45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46" style:family="paragraph" style:parent-style-name="Preformatted_20_Text">
      <style:text-properties style:font-name="Liberation Mono" fo:font-size="11pt" fo:font-weight="bold" officeooo:rsid="0088e8c2" officeooo:paragraph-rsid="0088e8c2" style:font-size-asian="11pt" style:font-weight-asian="bold" style:font-size-complex="11pt" style:font-weight-complex="bold"/>
    </style:style>
    <style:style style:name="P47" style:family="paragraph" style:parent-style-name="Preformatted_20_Text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48" style:family="paragraph" style:parent-style-name="Preformatted_20_Text">
      <style:text-properties style:font-name="Liberation Mono" fo:font-size="11pt" fo:font-weight="bold" officeooo:rsid="00d2cd92" officeooo:paragraph-rsid="00d2cd92" fo:background-color="transparent" style:font-size-asian="11pt" style:font-weight-asian="bold" style:font-size-complex="11pt" style:font-weight-complex="bold"/>
    </style:style>
    <style:style style:name="P49" style:family="paragraph" style:parent-style-name="Preformatted_20_Text">
      <style:text-properties style:font-name="Liberation Mono" fo:font-size="11pt" fo:font-weight="normal" officeooo:rsid="0088e8c2" officeooo:paragraph-rsid="0088e8c2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Liberation Mono" fo:font-size="13pt" officeooo:rsid="004026a3" officeooo:paragraph-rsid="0058641d" style:font-size-asian="13pt" style:font-size-complex="13pt"/>
    </style:style>
    <style:style style:name="P51" style:family="paragraph" style:parent-style-name="Table_20_Contents">
      <style:text-properties style:font-name="Liberation Mono" fo:font-size="11pt" fo:font-weight="bold" officeooo:rsid="00e3dba9" officeooo:paragraph-rsid="00e3dba9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Liberation Mono" fo:font-size="11pt" fo:font-weight="bold" officeooo:rsid="00fa086e" officeooo:paragraph-rsid="00fa086e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style:font-name="Liberation Mono" fo:font-size="11pt" fo:font-weight="bold" officeooo:rsid="00ffb7ad" officeooo:paragraph-rsid="00ffb7ad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style:font-name="Liberation Mono" fo:font-size="11pt" fo:font-weight="normal" officeooo:rsid="00e4bd8b" officeooo:paragraph-rsid="00e4bd8b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font-name="Liberation Mono" fo:font-size="11pt" fo:font-weight="normal" officeooo:rsid="00e5241b" officeooo:paragraph-rsid="00e5241b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font-name="Liberation Mono" fo:font-size="11pt" fo:font-weight="normal" officeooo:rsid="00ef4cf6" officeooo:paragraph-rsid="00ef4cf6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font-name="Liberation Mono" fo:font-size="11pt" fo:font-weight="normal" officeooo:rsid="00edfafb" officeooo:paragraph-rsid="00edfafb" fo:background-color="transparent" style:font-size-asian="11pt" style:font-weight-asian="normal" style:font-size-complex="11pt" style:font-weight-complex="normal"/>
    </style:style>
    <style:style style:name="P66" style:family="paragraph" style:parent-style-name="Preformatted_20_Text">
      <style:text-properties style:font-name="Liberation Mono" fo:font-size="11pt" fo:font-weight="bold" officeooo:rsid="00e23ff5" officeooo:paragraph-rsid="00e23ff5" style:font-size-asian="11pt" style:font-weight-asian="bold" style:font-size-complex="11pt" style:font-weight-complex="bold"/>
    </style:style>
    <style:style style:name="P67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68" style:family="paragraph" style:parent-style-name="Preformatted_20_Text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69" style:family="paragraph" style:parent-style-name="Preformatted_20_Text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70" style:family="paragraph" style:parent-style-name="Preformatted_20_Text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71" style:family="paragraph" style:parent-style-name="Preformatted_20_Text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72" style:family="paragraph" style:parent-style-name="Preformatted_20_Text">
      <style:text-properties style:font-name="Liberation Mono" fo:font-size="11pt" fo:font-weight="bold" officeooo:rsid="00f7f1ba" officeooo:paragraph-rsid="00f7f1ba" style:font-size-asian="11pt" style:font-weight-asian="bold" style:font-size-complex="11pt" style:font-weight-complex="bold"/>
    </style:style>
    <style:style style:name="P73" style:family="paragraph" style:parent-style-name="Preformatted_20_Text">
      <style:text-properties style:font-name="Liberation Mono" fo:font-size="11pt" fo:font-weight="bold" officeooo:rsid="00f868bb" officeooo:paragraph-rsid="00f868bb" style:font-size-asian="11pt" style:font-weight-asian="bold" style:font-size-complex="11pt" style:font-weight-complex="bold"/>
    </style:style>
    <style:style style:name="P74" style:family="paragraph" style:parent-style-name="Preformatted_20_Text">
      <style:text-properties style:font-name="Liberation Mono" fo:font-size="11pt" fo:font-weight="bold" officeooo:rsid="00f88387" officeooo:paragraph-rsid="00f88387" style:font-size-asian="11pt" style:font-weight-asian="bold" style:font-size-complex="11pt" style:font-weight-complex="bold"/>
    </style:style>
    <style:style style:name="P75" style:family="paragraph" style:parent-style-name="Preformatted_20_Text">
      <style:text-properties style:font-name="Liberation Mono" fo:font-size="11pt" fo:font-weight="bold" officeooo:rsid="00fbb261" officeooo:paragraph-rsid="00fbb261" style:font-size-asian="11pt" style:font-weight-asian="bold" style:font-size-complex="11pt" style:font-weight-complex="bold"/>
    </style:style>
    <style:style style:name="P76" style:family="paragraph" style:parent-style-name="Preformatted_20_Text">
      <style:text-properties style:font-name="Liberation Mono" fo:font-size="11pt" fo:font-weight="bold" officeooo:rsid="01003f80" officeooo:paragraph-rsid="01003f80" style:font-size-asian="11pt" style:font-weight-asian="bold" style:font-size-complex="11pt" style:font-weight-complex="bold"/>
    </style:style>
    <style:style style:name="P77" style:family="paragraph" style:parent-style-name="Preformatted_20_Text">
      <style:text-properties style:font-name="Liberation Mono" fo:font-size="11pt" fo:font-weight="bold" officeooo:rsid="00eca6cf" officeooo:paragraph-rsid="00eca6cf" fo:background-color="transparent" style:font-size-asian="11pt" style:font-weight-asian="bold" style:font-size-complex="11pt" style:font-weight-complex="bold"/>
    </style:style>
    <style:style style:name="P78" style:family="paragraph" style:parent-style-name="Preformatted_20_Text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79" style:family="paragraph" style:parent-style-name="Preformatted_20_Text">
      <style:text-properties style:font-name="Liberation Mono" fo:font-size="11pt" fo:font-weight="normal" officeooo:rsid="00e5c5ac" officeooo:paragraph-rsid="00e5c5ac" style:font-size-asian="11pt" style:font-weight-asian="normal" style:font-size-complex="11pt" style:font-weight-complex="normal"/>
    </style:style>
    <style:style style:name="P80" style:family="paragraph" style:parent-style-name="Preformatted_20_Text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81" style:family="paragraph" style:parent-style-name="Preformatted_20_Text">
      <style:text-properties style:font-name="Liberation Mono" fo:font-size="11pt" fo:font-weight="normal" officeooo:rsid="00e9215c" officeooo:paragraph-rsid="00e9215c" style:font-size-asian="11pt" style:font-weight-asian="normal" style:font-size-complex="11pt" style:font-weight-complex="normal"/>
    </style:style>
    <style:style style:name="P82" style:family="paragraph" style:parent-style-name="Preformatted_20_Text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83" style:family="paragraph" style:parent-style-name="Preformatted_20_Text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84" style:family="paragraph" style:parent-style-name="Preformatted_20_Text">
      <style:text-properties style:font-name="Liberation Mono" fo:font-size="11pt" fo:font-weight="normal" officeooo:rsid="00eedae3" officeooo:paragraph-rsid="00eedae3" style:font-size-asian="11pt" style:font-weight-asian="normal" style:font-size-complex="11pt" style:font-weight-complex="normal"/>
    </style:style>
    <style:style style:name="P85" style:family="paragraph" style:parent-style-name="Preformatted_20_Text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86" style:family="paragraph" style:parent-style-name="Preformatted_20_Text">
      <style:text-properties style:font-name="Liberation Mono" fo:font-size="11pt" fo:font-weight="normal" officeooo:rsid="00ece406" officeooo:paragraph-rsid="00ece406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3f6cf2"/>
    </style:style>
    <style:style style:name="T8" style:family="text">
      <style:text-properties officeooo:rsid="0044fe3d"/>
    </style:style>
    <style:style style:name="T9" style:family="text">
      <style:text-properties officeooo:rsid="00459765"/>
    </style:style>
    <style:style style:name="T10" style:family="text">
      <style:text-properties officeooo:rsid="0046b69b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82bd3f" fo:background-color="#ffff00" loext:char-shading-value="0"/>
    </style:style>
    <style:style style:name="T13" style:family="text">
      <style:text-properties officeooo:rsid="00850d32" fo:background-color="#ffff00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59765" fo:background-color="transparent" loext:char-shading-value="0"/>
    </style:style>
    <style:style style:name="T16" style:family="text">
      <style:text-properties officeooo:rsid="005ba3e9" fo:background-color="transparent" loext:char-shading-value="0"/>
    </style:style>
    <style:style style:name="T17" style:family="text">
      <style:text-properties officeooo:rsid="003d4e6f" fo:background-color="transparent" loext:char-shading-value="0"/>
    </style:style>
    <style:style style:name="T18" style:family="text">
      <style:text-properties fo:background-color="#ff6600" loext:char-shading-value="0"/>
    </style:style>
    <style:style style:name="T19" style:family="text">
      <style:text-properties officeooo:rsid="00459765" fo:background-color="#ff6600" loext:char-shading-value="0"/>
    </style:style>
    <style:style style:name="T20" style:family="text">
      <style:text-properties officeooo:rsid="0054f42c"/>
    </style:style>
    <style:style style:name="T21" style:family="text">
      <style:text-properties officeooo:rsid="0055f653"/>
    </style:style>
    <style:style style:name="T22" style:family="text">
      <style:text-properties officeooo:rsid="005650a8"/>
    </style:style>
    <style:style style:name="T23" style:family="text">
      <style:text-properties officeooo:rsid="005ba3e9"/>
    </style:style>
    <style:style style:name="T24" style:family="text">
      <style:text-properties fo:background-color="#66ff00" loext:char-shading-value="0"/>
    </style:style>
    <style:style style:name="T25" style:family="text">
      <style:text-properties officeooo:rsid="0077c2e0"/>
    </style:style>
    <style:style style:name="T26" style:family="text">
      <style:text-properties officeooo:rsid="00850d32"/>
    </style:style>
    <style:style style:name="T27" style:family="text">
      <style:text-properties officeooo:rsid="00b34cef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officeooo:rsid="00e247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ummary</text:p>
      <text:p text:style-name="P26"/>
      <text:p text:style-name="P40"><text:span text:style-name="T21">1. </text:span>Entity in Centroid <text:span text:style-name="T20">(Cosine)</text:span> vs Entity in Words<text:span text:style-name="T20">(Group Average)</text:span></text:p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2">Method</text:p>
          </table:table-cell>
          <table:table-cell table:style-name="Table6.A1" office:value-type="string">
            <text:p text:style-name="P12"><text:span text:style-name="T27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12"><text:span text:style-name="T27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12"><text:span text:style-name="T27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15"><text:span text:style-name="T27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15"><text:span text:style-name="T27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8">WV-P-LC + <text:span text:style-name="T11">E-V-C-N10</text:span> + T-V-LC + <text:span text:style-name="T25">GA</text:span> </text:p>
          </table:table-cell>
          <table:table-cell table:style-name="Table6.A2" office:value-type="string">
            <text:p text:style-name="P51">53.59</text:p>
          </table:table-cell>
          <table:table-cell table:style-name="Table6.A2" office:value-type="string">
            <text:p text:style-name="P51">61.08</text:p>
          </table:table-cell>
          <table:table-cell table:style-name="Table6.A2" office:value-type="string">
            <text:p text:style-name="P68">63.4<text:span text:style-name="T30">3</text:span></text:p>
          </table:table-cell>
          <table:table-cell table:style-name="Table6.A2" office:value-type="string">
            <text:p text:style-name="P66">63.96</text:p>
          </table:table-cell>
          <table:table-cell table:style-name="Table6.F2" office:value-type="string">
            <text:p text:style-name="P67">64.76</text:p>
          </table:table-cell>
        </table:table-row>
        <table:table-row>
          <table:table-cell table:style-name="Table6.A2" office:value-type="string">
            <text:p text:style-name="P8">WV-P-LC + <text:span text:style-name="T11">E-W-N10</text:span> + T-V-LC + GA</text:p>
          </table:table-cell>
          <table:table-cell table:style-name="Table6.A2" office:value-type="string">
            <text:p text:style-name="P83">50.93</text:p>
          </table:table-cell>
          <table:table-cell table:style-name="Table6.A2" office:value-type="string">
            <text:p text:style-name="P62">57.32</text:p>
          </table:table-cell>
          <table:table-cell table:style-name="Table6.A2" office:value-type="string">
            <text:p text:style-name="P61">60.29</text:p>
          </table:table-cell>
          <table:table-cell table:style-name="Table6.A2" office:value-type="string">
            <text:p text:style-name="P61">61.64</text:p>
          </table:table-cell>
          <table:table-cell table:style-name="Table6.F2" office:value-type="string">
            <text:p text:style-name="P82">62.80</text:p>
          </table:table-cell>
        </table:table-row>
        <table:table-row>
          <table:table-cell table:style-name="Table6.A2" office:value-type="string">
            <text:p text:style-name="P9">WV-P-LC + <text:span text:style-name="T11">E-</text:span><text:span text:style-name="T13">V</text:span><text:span text:style-name="T11">-</text:span><text:span text:style-name="T12">D2V-</text:span><text:span text:style-name="T11">N10</text:span> + T-V-LC + GA</text:p>
          </table:table-cell>
          <table:table-cell table:style-name="Table6.A2" office:value-type="string">
            <text:p text:style-name="P80">48.33</text:p>
          </table:table-cell>
          <table:table-cell table:style-name="Table6.A2" office:value-type="string">
            <text:p text:style-name="P60">58.20</text:p>
          </table:table-cell>
          <table:table-cell table:style-name="Table6.A2" office:value-type="string">
            <text:p text:style-name="P60">61.20</text:p>
          </table:table-cell>
          <table:table-cell table:style-name="Table6.A2" office:value-type="string">
            <text:p text:style-name="P60">62.68</text:p>
          </table:table-cell>
          <table:table-cell table:style-name="Table6.F2" office:value-type="string">
            <text:p text:style-name="P80">63.15</text:p>
          </table:table-cell>
        </table:table-row>
      </table:table>
      <text:p text:style-name="P26"/>
      <text:p text:style-name="P27"/>
      <text:p text:style-name="P26"/>
      <text:p text:style-name="P41"><text:span text:style-name="T21">2. Type</text:span> in <text:span text:style-name="T22">Vector</text:span> vs <text:span text:style-name="T22">Type</text:span> in <text:span text:style-name="T22">Similar </text:span>Words</text:p>
      <text:p text:style-name="P4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8">WV-P-LC + <text:span text:style-name="T14">E-W-N10 </text:span>+ <text:span text:style-name="T18">T-V-LC</text:span> + GA</text:p>
          </table:table-cell>
          <table:table-cell table:style-name="Table7.A1" office:value-type="string">
            <text:p text:style-name="P71">50.93</text:p>
          </table:table-cell>
          <table:table-cell table:style-name="Table7.A1" office:value-type="string">
            <text:p text:style-name="P54">57.32</text:p>
          </table:table-cell>
          <table:table-cell table:style-name="Table7.A1" office:value-type="string">
            <text:p text:style-name="P53">60.29</text:p>
          </table:table-cell>
          <table:table-cell table:style-name="Table7.A1" office:value-type="string">
            <text:p text:style-name="P53">61.64</text:p>
          </table:table-cell>
          <table:table-cell table:style-name="Table7.F1" office:value-type="string">
            <text:p text:style-name="P70">62.80</text:p>
          </table:table-cell>
        </table:table-row>
        <table:table-row>
          <table:table-cell table:style-name="Table7.A2" office:value-type="string">
            <text:p text:style-name="P8">WV-P-LC + E-W-N10 + <text:span text:style-name="T18">T-SW</text:span><text:span text:style-name="T19">30</text:span><text:span text:style-name="T18">-TV-LC</text:span> + GA</text:p>
          </table:table-cell>
          <table:table-cell table:style-name="Table7.A2" office:value-type="string">
            <text:p text:style-name="P86">47.33</text:p>
          </table:table-cell>
          <table:table-cell table:style-name="Table7.A2" office:value-type="string">
            <text:p text:style-name="P65">53.99</text:p>
          </table:table-cell>
          <table:table-cell table:style-name="Table7.A2" office:value-type="string">
            <text:p text:style-name="P84">57.46</text:p>
          </table:table-cell>
          <table:table-cell table:style-name="Table7.A2" office:value-type="string">
            <text:p text:style-name="P63">59.74</text:p>
          </table:table-cell>
          <table:table-cell table:style-name="Table7.F2" office:value-type="string">
            <text:p text:style-name="P63">60.77</text:p>
          </table:table-cell>
        </table:table-row>
      </table:table>
      <text:p text:style-name="P26"/>
      <text:p text:style-name="P26"/>
      <text:p text:style-name="P43">3. Different Word Representations.</text:p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37"><text:span text:style-name="T24">WV-P-LC</text:span> <text:span text:style-name="T23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1" office:value-type="string">
            <text:p text:style-name="P86">47.33</text:p>
          </table:table-cell>
          <table:table-cell table:style-name="Table8.A1" office:value-type="string">
            <text:p text:style-name="P65">53.99</text:p>
          </table:table-cell>
          <table:table-cell table:style-name="Table8.A1" office:value-type="string">
            <text:p text:style-name="P84">57.46</text:p>
          </table:table-cell>
          <table:table-cell table:style-name="Table8.A1" office:value-type="string">
            <text:p text:style-name="P63">59.74</text:p>
          </table:table-cell>
          <table:table-cell table:style-name="Table8.F1" office:value-type="string">
            <text:p text:style-name="P63">60.77</text:p>
          </table:table-cell>
        </table:table-row>
        <table:table-row>
          <table:table-cell table:style-name="Table8.A2" office:value-type="string">
            <text:p text:style-name="P38"><text:span text:style-name="T24">WV-P</text:span> <text:span text:style-name="T23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2" office:value-type="string">
            <text:p text:style-name="P64">47.17</text:p>
          </table:table-cell>
          <table:table-cell table:style-name="Table8.A2" office:value-type="string">
            <text:p text:style-name="P64">56.19</text:p>
          </table:table-cell>
          <table:table-cell table:style-name="Table8.A2" office:value-type="string">
            <text:p text:style-name="P64">59.11</text:p>
          </table:table-cell>
          <table:table-cell table:style-name="Table8.A2" office:value-type="string">
            <text:p text:style-name="P85">60.96</text:p>
          </table:table-cell>
          <table:table-cell table:style-name="Table8.F2" office:value-type="string">
            <text:p text:style-name="P85">61.88</text:p>
          </table:table-cell>
        </table:table-row>
        <table:table-row>
          <table:table-cell table:style-name="Table8.A2" office:value-type="string">
            <text:p text:style-name="P38"><text:span text:style-name="T24">WV-LC</text:span> <text:span text:style-name="T23">+ </text:span><text:span text:style-name="T16">E-W-N10 + </text:span><text:span text:style-name="T17">T-SW</text:span><text:span text:style-name="T15">30</text:span><text:span text:style-name="T17">-TV-LC </text:span><text:span text:style-name="T16">+ GA</text:span></text:p>
          </table:table-cell>
          <table:table-cell table:style-name="Table8.A2" office:value-type="string">
            <text:p text:style-name="P78">51.08</text:p>
          </table:table-cell>
          <table:table-cell table:style-name="Table8.A2" office:value-type="string">
            <text:p text:style-name="P57">59.58</text:p>
          </table:table-cell>
          <table:table-cell table:style-name="Table8.A2" office:value-type="string">
            <text:p text:style-name="P56">63.21</text:p>
          </table:table-cell>
          <table:table-cell table:style-name="Table8.A2" office:value-type="string">
            <text:p text:style-name="P76">64.11</text:p>
          </table:table-cell>
          <table:table-cell table:style-name="Table8.F2" office:value-type="string">
            <text:p text:style-name="P76">64.67</text:p>
          </table:table-cell>
        </table:table-row>
      </table:table>
      <text:p text:style-name="P26"/>
      <text:p text:style-name="P3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<text:soft-page-break/>Sentence vs Doc Level</text:p>
      <text:p text:style-name="P29"/>
      <text:p text:style-name="P29">1. Taking nearby words of all the entity mentions as doc level context word</text:p>
      <text:p text:style-name="P29"/>
      <text:p text:style-name="P22">WV-P-LC + <text:span text:style-name="T11">E-V-C-N10</text:span> + T-V-LC + <text:span text:style-name="T25">GA</text:span> </text:p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3">Method</text:p>
          </table:table-cell>
          <table:table-cell table:style-name="Table5.A1" office:value-type="string">
            <text:p text:style-name="P14"><text:span text:style-name="T27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14"><text:span text:style-name="T27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14"><text:span text:style-name="T27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15"><text:span text:style-name="T27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15"><text:span text:style-name="T27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10">Document Level</text:p>
          </table:table-cell>
          <table:table-cell table:style-name="Table5.A2" office:value-type="string">
            <text:p text:style-name="P58">52.57</text:p>
          </table:table-cell>
          <table:table-cell table:style-name="Table5.A2" office:value-type="string">
            <text:p text:style-name="P59">59.74</text:p>
          </table:table-cell>
          <table:table-cell table:style-name="Table5.A2" office:value-type="string">
            <text:p text:style-name="P79">62.49</text:p>
          </table:table-cell>
          <table:table-cell table:style-name="Table5.A2" office:value-type="string">
            <text:p text:style-name="P79">63.41</text:p>
          </table:table-cell>
          <table:table-cell table:style-name="Table5.F2" office:value-type="string">
            <text:p text:style-name="P79">64.01</text:p>
          </table:table-cell>
        </table:table-row>
        <table:table-row>
          <table:table-cell table:style-name="Table5.A2" office:value-type="string">
            <text:p text:style-name="P10">Sentence Level</text:p>
          </table:table-cell>
          <table:table-cell table:style-name="Table5.A2" office:value-type="string">
            <text:p text:style-name="P51">53.59</text:p>
          </table:table-cell>
          <table:table-cell table:style-name="Table5.A2" office:value-type="string">
            <text:p text:style-name="P51">61.08</text:p>
          </table:table-cell>
          <table:table-cell table:style-name="Table5.A2" office:value-type="string">
            <text:p text:style-name="P68">63.4<text:span text:style-name="T30">3</text:span></text:p>
          </table:table-cell>
          <table:table-cell table:style-name="Table5.A2" office:value-type="string">
            <text:p text:style-name="P66">63.96</text:p>
          </table:table-cell>
          <table:table-cell table:style-name="Table5.F2" office:value-type="string">
            <text:p text:style-name="P67">64.76</text:p>
          </table:table-cell>
        </table:table-row>
      </table:table>
      <text:p text:style-name="P28"/>
      <text:p text:style-name="P23">WV-P-LC + <text:span text:style-name="T11">E-</text:span><text:span text:style-name="T13">V</text:span><text:span text:style-name="T11">-</text:span><text:span text:style-name="T12">D2V-</text:span><text:span text:style-name="T11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0">Document Level</text:p>
          </table:table-cell>
          <table:table-cell table:style-name="Table12.A1" office:value-type="string">
            <text:p text:style-name="P81">48.15</text:p>
          </table:table-cell>
          <table:table-cell table:style-name="Table12.A1" office:value-type="string">
            <text:p text:style-name="P81">56.66</text:p>
          </table:table-cell>
          <table:table-cell table:style-name="Table12.A1" office:value-type="string">
            <text:p text:style-name="P81">59.46</text:p>
          </table:table-cell>
          <table:table-cell table:style-name="Table12.A1" office:value-type="string">
            <text:p text:style-name="P81">60.73</text:p>
          </table:table-cell>
          <table:table-cell table:style-name="Table12.F1" office:value-type="string">
            <text:p text:style-name="P81">61.67</text:p>
          </table:table-cell>
        </table:table-row>
        <table:table-row>
          <table:table-cell table:style-name="Table12.A2" office:value-type="string">
            <text:p text:style-name="P10">Sentence Level</text:p>
          </table:table-cell>
          <table:table-cell table:style-name="Table12.A2" office:value-type="string">
            <text:p text:style-name="P69">48.33</text:p>
          </table:table-cell>
          <table:table-cell table:style-name="Table12.A2" office:value-type="string">
            <text:p text:style-name="P52">58.20</text:p>
          </table:table-cell>
          <table:table-cell table:style-name="Table12.A2" office:value-type="string">
            <text:p text:style-name="P52">61.20</text:p>
          </table:table-cell>
          <table:table-cell table:style-name="Table12.A2" office:value-type="string">
            <text:p text:style-name="P52">62.68</text:p>
          </table:table-cell>
          <table:table-cell table:style-name="Table12.F2" office:value-type="string">
            <text:p text:style-name="P69">63.15</text:p>
          </table:table-cell>
        </table:table-row>
      </table:table>
      <text:p text:style-name="P31"/>
      <text:p text:style-name="P24">WV-P-LC + E-W-N10 + <text:span text:style-name="T18">T-SW</text:span><text:span text:style-name="T19">30</text:span><text:span text:style-name="T18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1">Document Level</text:p>
          </table:table-cell>
          <table:table-cell table:style-name="Table13.A1" office:value-type="string">
            <text:p text:style-name="P72">50.73</text:p>
          </table:table-cell>
          <table:table-cell table:style-name="Table13.A1" office:value-type="string">
            <text:p text:style-name="P73">58.62</text:p>
          </table:table-cell>
          <table:table-cell table:style-name="Table13.A1" office:value-type="string">
            <text:p text:style-name="P74">63.03</text:p>
          </table:table-cell>
          <table:table-cell table:style-name="Table13.A1" office:value-type="string">
            <text:p text:style-name="P55">63.90</text:p>
          </table:table-cell>
          <table:table-cell table:style-name="Table13.F1" office:value-type="string">
            <text:p text:style-name="P75">64.63</text:p>
          </table:table-cell>
        </table:table-row>
        <table:table-row>
          <table:table-cell table:style-name="Table13.A2" office:value-type="string">
            <text:p text:style-name="P11">Sentence Level</text:p>
          </table:table-cell>
          <table:table-cell table:style-name="Table13.A2" office:value-type="string">
            <text:p text:style-name="P86">47.33</text:p>
          </table:table-cell>
          <table:table-cell table:style-name="Table13.A2" office:value-type="string">
            <text:p text:style-name="P65">53.99</text:p>
          </table:table-cell>
          <table:table-cell table:style-name="Table13.A2" office:value-type="string">
            <text:p text:style-name="P84">57.46</text:p>
          </table:table-cell>
          <table:table-cell table:style-name="Table13.A2" office:value-type="string">
            <text:p text:style-name="P63">59.74</text:p>
          </table:table-cell>
          <table:table-cell table:style-name="Table13.F2" office:value-type="string">
            <text:p text:style-name="P63">60.77</text:p>
          </table:table-cell>
        </table:table-row>
      </table:table>
      <text:p text:style-name="P32"/>
      <text:p text:style-name="P31"/>
      <text:p text:style-name="P30">Word Representation Codes</text:p>
      <text:p text:style-name="P30"/>
      <text:p text:style-name="P34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35">WV-P<text:tab/>: <text:tab/><text:span text:style-name="T1">W</text:span>ord <text:span text:style-name="T1">V</text:span>ector, <text:span text:style-name="T1">P</text:span>retrained Glove</text:p>
      <text:p text:style-name="P36">WV-LC: <text:tab/><text:span text:style-name="T1">W</text:span>ord <text:span text:style-name="T1">V</text:span>ector, <text:span text:style-name="T1">L</text:span>earned on <text:span text:style-name="T1">C</text:span>orpus</text:p>
      <text:p text:style-name="P36"/>
      <text:p text:style-name="P16">Entity Representation Codes</text:p>
      <text:p text:style-name="P16"/>
      <text:p text:style-name="P18">E-V-C-N10: <text:tab/><text:span text:style-name="T2">E</text:span><text:span text:style-name="T7">ntity in </text:span><text:span text:style-name="T2">V</text:span><text:span text:style-name="T7">ector form, </text:span><text:span text:style-name="T2">C</text:span><text:span text:style-name="T7">entroid of </text:span><text:span text:style-name="T2">N</text:span><text:span text:style-name="T7">earby </text:span><text:span text:style-name="T2">10 <text:tab/><text:tab/><text:tab/><text:tab/></text:span><text:span text:style-name="T7">words</text:span></text:p>
      <text:p text:style-name="P20">E-W-N10:<text:tab/><text:tab/><text:span text:style-name="T2">E</text:span><text:span text:style-name="T7">ntity in </text:span><text:span text:style-name="T3">W</text:span><text:span text:style-name="T8">ords, </text:span><text:span text:style-name="T2">N</text:span><text:span text:style-name="T7">earby </text:span><text:span text:style-name="T2">10 </text:span><text:span text:style-name="T7">words</text:span></text:p>
      <text:p text:style-name="P21">E-V-<text:span text:style-name="T26">D2V</text:span>-N10:<text:tab/><text:span text:style-name="T6">E</text:span><text:span text:style-name="T26">ntity in </text:span><text:span text:style-name="T6">V</text:span><text:span text:style-name="T26">ector form, </text:span><text:span text:style-name="T6">D</text:span><text:span text:style-name="T26">oc</text:span><text:span text:style-name="T6">2V</text:span><text:span text:style-name="T26">ec of </text:span><text:span text:style-name="T2">N</text:span><text:span text:style-name="T7">earby </text:span><text:span text:style-name="T2">10 <text:tab/><text:tab/><text:tab/><text:tab/></text:span><text:span text:style-name="T7">words</text:span></text:p>
      <text:p text:style-name="P18"/>
      <text:p text:style-name="P16">Type Representation Codes</text:p>
      <text:p text:style-name="P16"/>
      <text:p text:style-name="P18">T-V-LC: <text:tab/><text:tab/><text:span text:style-name="T2">T</text:span><text:span text:style-name="T7">ype in </text:span><text:span text:style-name="T2">V</text:span><text:span text:style-name="T7">ector form, </text:span><text:span text:style-name="T2">L</text:span><text:span text:style-name="T7">earned on </text:span><text:span text:style-name="T2">C</text:span><text:span text:style-name="T7">orpus</text:span></text:p>
      <text:p text:style-name="P19">T-SW<text:span text:style-name="T9">30</text:span>-TV-LC: <text:span text:style-name="T4">T</text:span><text:span text:style-name="T9">ype in </text:span><text:span text:style-name="T4">S</text:span><text:span text:style-name="T9">imilar </text:span><text:span text:style-name="T5">30 W</text:span><text:span text:style-name="T10">ords to </text:span><text:span text:style-name="T5">T</text:span><text:span text:style-name="T10">ype </text:span><text:span text:style-name="T5">V</text:span><text:span text:style-name="T10">ector, <text:tab/><text:tab/><text:tab/><text:tab/></text:span><text:span text:style-name="T5">L</text:span><text:span text:style-name="T10">earned on </text:span><text:span text:style-name="T5">C</text:span><text:span text:style-name="T10">orpus</text:span></text:p>
      <text:p text:style-name="P18"/>
      <text:p text:style-name="P17">Ranking Entity Against Role Metrics</text:p>
      <text:p text:style-name="P25"/>
      <text:p text:style-name="P39">COS:<text:tab/><text:span text:style-name="T1">COS</text:span>ine distance</text:p>
      <text:p text:style-name="P50"><text:span text:style-name="T28">GA: <text:tab/></text:span><text:span text:style-name="T29">G</text:span><text:span text:style-name="T28">roup </text:span><text:span text:style-name="T29">A</text:span><text:span text:style-name="T28">ver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19T01:46:34.166145662</dc:date>
    <meta:editing-duration>PT17H48M50S</meta:editing-duration>
    <meta:editing-cycles>259</meta:editing-cycles>
    <meta:generator>LibreOffice/5.1.6.2$Linux_X86_64 LibreOffice_project/10m0$Build-2</meta:generator>
    <meta:document-statistic meta:table-count="6" meta:image-count="0" meta:object-count="0" meta:page-count="2" meta:paragraph-count="119" meta:word-count="312" meta:character-count="1739" meta:non-whitespace-character-count="1522"/>
  </office:meta>
</office:document-meta>
</file>